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abriola" svg:font-family="Gabriola" style:font-family-generic="decorative" style:font-pitch="variable"/>
    <style:font-face style:name="Liberation Serif1" svg:font-family="'Liberation Serif'"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e8db" officeooo:paragraph-rsid="0011e8db"/>
    </style:style>
    <style:style style:name="P2" style:family="paragraph" style:parent-style-name="Standard">
      <style:text-properties officeooo:rsid="00130ec1" officeooo:paragraph-rsid="00130ec1"/>
    </style:style>
    <style:style style:name="P3" style:family="paragraph" style:parent-style-name="Standard">
      <style:text-properties officeooo:rsid="001407b4" officeooo:paragraph-rsid="001407b4"/>
    </style:style>
    <style:style style:name="P4" style:family="paragraph" style:parent-style-name="Standard">
      <style:text-properties officeooo:rsid="00197d99" officeooo:paragraph-rsid="00197d99"/>
    </style:style>
    <style:style style:name="P5" style:family="paragraph" style:parent-style-name="Standard">
      <style:text-properties officeooo:rsid="001c8f6e" officeooo:paragraph-rsid="001c8f6e"/>
    </style:style>
    <style:style style:name="P6" style:family="paragraph" style:parent-style-name="Table_20_Contents">
      <style:paragraph-properties fo:text-align="center" style:justify-single-word="false"/>
      <style:text-properties officeooo:rsid="001c8f6e" officeooo:paragraph-rsid="001c8f6e"/>
    </style:style>
    <style:style style:name="P7" style:family="paragraph" style:parent-style-name="Table_20_Contents">
      <style:paragraph-properties fo:text-align="center" style:justify-single-word="false"/>
      <style:text-properties officeooo:rsid="001df2a9" officeooo:paragraph-rsid="001df2a9"/>
    </style:style>
    <style:style style:name="P8" style:family="paragraph" style:parent-style-name="Standard">
      <style:text-properties officeooo:rsid="001c8f6e" officeooo:paragraph-rsid="00197d99"/>
    </style:style>
    <style:style style:name="P9" style:family="paragraph" style:parent-style-name="Text_20_body" style:list-style-name="">
      <style:text-properties officeooo:rsid="001e41f8" officeooo:paragraph-rsid="001e41f8"/>
    </style:style>
    <style:style style:name="P10" style:family="paragraph" style:parent-style-name="Text_20_body">
      <style:text-properties officeooo:rsid="001ef500" officeooo:paragraph-rsid="001ef500"/>
    </style:style>
    <style:style style:name="P11" style:family="paragraph" style:parent-style-name="Heading_20_1" style:list-style-name=""/>
    <style:style style:name="P12" style:family="paragraph" style:parent-style-name="Heading_20_1">
      <style:text-properties officeooo:rsid="001ef500" officeooo:paragraph-rsid="001ef500"/>
    </style:style>
    <style:style style:name="P13" style:family="paragraph" style:parent-style-name="Heading_20_1">
      <style:paragraph-properties fo:break-before="page"/>
    </style:style>
    <style:style style:name="P14" style:family="paragraph">
      <style:paragraph-properties fo:text-align="center"/>
    </style:style>
    <style:style style:name="P15" style:family="paragraph">
      <style:paragraph-properties fo:text-align="center"/>
      <style:text-properties fo:font-size="8pt" style:font-size-asian="8pt" style:font-size-complex="8pt"/>
    </style:style>
    <style:style style:name="P16" style:family="paragraph">
      <style:paragraph-properties fo:text-align="center"/>
      <style:text-properties style:font-name="Gabriola"/>
    </style:style>
    <style:style style:name="P17" style:family="paragraph">
      <loext:graphic-properties draw:fill="none" draw:fill-color="#ffffff"/>
      <style:text-properties fo:font-size="8pt" style:font-size-asian="8pt" style:font-size-complex="8pt"/>
    </style:style>
    <style:style style:name="T1" style:family="text">
      <style:text-properties officeooo:rsid="00130ec1"/>
    </style:style>
    <style:style style:name="T2" style:family="text">
      <style:text-properties officeooo:rsid="00193f5a"/>
    </style:style>
    <style:style style:name="T3" style:family="text">
      <style:text-properties officeooo:rsid="001b45fc"/>
    </style:style>
    <style:style style:name="T4" style:family="text">
      <style:text-properties officeooo:rsid="00201c0c"/>
    </style:style>
    <style:style style:name="T5" style:family="text">
      <style:text-properties fo:font-size="8pt" style:font-size-asian="8pt" style:font-size-complex="8pt"/>
    </style:style>
    <style:style style:name="T6" style:family="text">
      <style:text-properties style:font-name="Gabriola"/>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stroke="none" svg:stroke-color="#000000" draw:fill="none" draw:fill-color="#ffffff" fo:min-height="0.654cm" style:run-through="foreground"/>
    </style:style>
    <style:style style:name="gr4" style:family="graphic">
      <style:graphic-properties draw:marker-end="Arrowheads_20_1"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pen Source Cell Top Battery Management System – OSCTBMS</text:p>
      <text:h text:style-name="P11" text:outline-level="1"/>
      <text:h text:style-name="P9" text:outline-level="1"/>
      <text:h text:style-name="P9" text:outline-level="1"/>
      <text:h text:style-name="P9" text:outline-level="1"/>
      <text:h text:style-name="P9" text:outline-level="1"/>
      <text:h text:style-name="P9" text:outline-level="1"/>
      <text:h text:style-name="P9" text:outline-level="1">This project came about because we were so offended by what was available at the time. Commercial systems were overly complex and hideously expensive and the open source offerings were quite badly designed with minimal heat-sinking and poor track layout.</text:h>
      <text:h text:style-name="P9" text:outline-level="1">Our original intention was to provide all the data so that hobbyists could make their own and so it was designed with 0805 resistors that were easier to hand place with a pair of tweezers. We later decided that with our volume buying and machine placement we could sell ready made units at cost which would be way below what a hobbyist could buy the parts for so now the boards use 0603 components and are 100% surface mount.</text:h>
      <text:h text:style-name="P9" text:outline-level="1"/>
      <text:h text:style-name="P9" text:outline-level="1"/>
      <text:h text:style-name="P12" text:outline-level="1">Concept</text:h>
      <text:p text:style-name="P10">The BMS consists of 2 main components, the cell top monitor bolted directly onto the top of the prismatic cell and the Battery Manager which communicates with all the cell top monitors, correlates the information and controls the charger as well as providing state-of charge (SoC) etc information.</text:p>
      <text:p text:style-name="P10">Since the cells are wired in series there only needs to be 1 current sensor so that is with the Battery Manager, the Cell Top Monitors measure the voltage at the terminals and the temperature. For cell balancing they provide a load which uses the battery terminal as a heat-sink – the opposite terminal to where the temperature is measured.</text:p>
      <text:h text:style-name="P13" text:outline-level="1"><text:span text:style-name="T3">I</text:span>nter-module communications</text:h>
      <text:p text:style-name="P1"/>
      <text:p text:style-name="P1">The cell top monitors have to report their information to the <text:span text:style-name="T4">Battery</text:span> <text:span text:style-name="T4">M</text:span>anager, in return they need to be told the mean cell voltage in order to know when to activate their individual loads.</text:p>
      <text:p text:style-name="P1">The messages are built around a 4 byte data packet – forward error correction expands this to 6 bytes when the data is actually transmitted. <text:span text:style-name="T1">The first 2 bytes are used for the cell voltage in mV and the second 2 bytes are used for the cell temperature in 1/10ths of a degree Celcius.</text:span></text:p>
      <text:p text:style-name="P1"/>
      <text:p text:style-name="P2">Cell mV<text:tab/><text:tab/>0 – 4200<text:tab/>0x1068<text:tab/>13bits required</text:p>
      <text:p text:style-name="P2">Cell Temperature<text:tab/>0 – 1000<text:tab/>0x3E8<text:tab/><text:tab/>10bits required</text:p>
      <text:p text:style-name="P2"/>
      <text:p text:style-name="P3">The state of the load is encoded in the msb of the <text:span text:style-name="T2">voltage</text:span> bytes.</text:p>
      <text:p text:style-name="P3">The upper 3 bits of the temperature bytes are used for the <text:span text:style-name="T2">3</text:span> alarm indicators.</text:p>
      <text:p text:style-name="P3"/>
      <text:p text:style-name="P3"><draw:g text:anchor-type="paragraph" draw:z-index="0" draw:style-name="gr1"><draw:rect draw:style-name="gr2" draw:text-style-name="P15" svg:width="3.855cm" svg:height="0.87cm" svg:x="2.219cm" svg:y="0.189cm"><text:p text:style-name="P14"><text:span text:style-name="T5">Byte 1</text:span></text:p></draw:rect><draw:rect draw:style-name="gr2" draw:text-style-name="P15" svg:width="3.855cm" svg:height="0.87cm" svg:x="6.073cm" svg:y="0.189cm"><text:p text:style-name="P14"><text:span text:style-name="T5">Byte 2</text:span></text:p></draw:rect><draw:rect draw:style-name="gr2" draw:text-style-name="P15" svg:width="3.855cm" svg:height="0.87cm" svg:x="10.172cm" svg:y="0.189cm"><text:p text:style-name="P14"><text:span text:style-name="T5">Byte 3</text:span></text:p></draw:rect><draw:rect draw:style-name="gr2" draw:text-style-name="P15" svg:width="3.855cm" svg:height="0.87cm" svg:x="14.026cm" svg:y="0.189cm"><text:p text:style-name="P14"><text:span text:style-name="T5">Byte 4</text:span></text:p></draw:rect><draw:rect draw:style-name="gr2" draw:text-style-name="P16" svg:width="0.339cm" svg:height="0.87cm" svg:x="2.219cm" svg:y="0.189cm"><text:p text:style-name="P14"><text:span text:style-name="T6">l</text:span></text:p></draw:rect><draw:rect draw:style-name="gr2" draw:text-style-name="P14" svg:width="0.339cm" svg:height="0.87cm" svg:x="10.172cm" svg:y="0.189cm"><text:p text:style-name="P14">t</text:p></draw:rect><draw:rect draw:style-name="gr2" draw:text-style-name="P14" svg:width="0.339cm" svg:height="0.87cm" svg:x="10.511cm" svg:y="0.189cm"><text:p text:style-name="P14">v</text:p></draw:rect><draw:rect draw:style-name="gr2" draw:text-style-name="P14" svg:width="0.339cm" svg:height="0.87cm" svg:x="10.85cm" svg:y="0.189cm"><text:p text:style-name="P14">u</text:p></draw:rect><draw:frame draw:style-name="gr3" draw:text-style-name="P17" svg:width="1.117cm" svg:height="0.655cm" svg:x="1.859cm" svg:y="1.642cm"><draw:text-box><text:p><text:span text:style-name="T5">Load status bit</text:span></text:p></draw:text-box></draw:frame><draw:frame draw:style-name="gr3" draw:text-style-name="P17" svg:width="1.968cm" svg:height="0.655cm" svg:x="8.17cm" svg:y="1.642cm"><draw:text-box><text:p><text:span text:style-name="T5">Overtemperature alarm bit</text:span></text:p></draw:text-box></draw:frame><draw:frame draw:style-name="gr3" draw:text-style-name="P17" svg:width="1.682cm" svg:height="0.655cm" svg:x="9.892cm" svg:y="2.588cm"><draw:text-box><text:p><text:span text:style-name="T5">Over-voltage alarm bit</text:span></text:p></draw:text-box></draw:frame><draw:frame draw:style-name="gr3" draw:text-style-name="P17" svg:width="1.682cm" svg:height="0.655cm" svg:x="11.158cm" svg:y="1.681cm"><draw:text-box><text:p><text:span text:style-name="T5">Under-voltage alarm bit</text:span></text:p></draw:text-box></draw:frame><draw:line draw:style-name="gr4" draw:text-style-name="P14" svg:x1="11.232cm" svg:y1="1.566cm" svg:x2="11.063cm" svg:y2="1.06cm"><text:p/></draw:line><draw:line draw:style-name="gr4" draw:text-style-name="P14" svg:x1="10.005cm" svg:y1="1.644cm" svg:x2="10.363cm" svg:y2="1.06cm"><text:p/></draw:line><draw:line draw:style-name="gr4" draw:text-style-name="P14" svg:x1="10.684cm" svg:y1="2.589cm" svg:x2="10.68cm" svg:y2="1.06cm"><text:p/></draw:line><draw:line draw:style-name="gr4" draw:text-style-name="P14" svg:x1="2.348cm" svg:y1="1.644cm" svg:x2="2.348cm" svg:y2="1.06cm"><text:p/></draw:line></draw:g></text:p>
      <text:p text:style-name="P3"/>
      <text:p text:style-name="P3"/>
      <text:p text:style-name="P3"/>
      <text:p text:style-name="P3"/>
      <text:p text:style-name="P3"/>
      <text:p text:style-name="P3"/>
      <text:p text:style-name="P3"/>
      <text:p text:style-name="P3"/>
      <text:p text:style-name="P3"/>
      <text:p text:style-name="P4">The mean cell voltage message from the charge controller is identified by having bits 2 and 3 both set to 1 in both pairs of bytes.</text:p>
      <text:p text:style-name="P4"/>
      <text:p text:style-name="P4"/>
      <text:p text:style-name="P4"/>
      <text:p text:style-name="P4"><draw:g text:anchor-type="paragraph" draw:z-index="1" draw:style-name="gr1"><draw:rect draw:style-name="gr2" draw:text-style-name="P15" svg:width="3.855cm" svg:height="0.87cm" svg:x="2.219cm" svg:y="0.189cm"><text:p text:style-name="P14"><text:span text:style-name="T5">Byte 1</text:span></text:p></draw:rect><draw:rect draw:style-name="gr2" draw:text-style-name="P15" svg:width="3.855cm" svg:height="0.87cm" svg:x="6.073cm" svg:y="0.189cm"><text:p text:style-name="P14"><text:span text:style-name="T5">Byte 2</text:span></text:p></draw:rect><draw:rect draw:style-name="gr2" draw:text-style-name="P15" svg:width="3.855cm" svg:height="0.87cm" svg:x="10.172cm" svg:y="0.189cm"><text:p text:style-name="P14"><text:span text:style-name="T5">Byte 3</text:span></text:p></draw:rect><draw:rect draw:style-name="gr2" draw:text-style-name="P15" svg:width="3.855cm" svg:height="0.87cm" svg:x="14.026cm" svg:y="0.189cm"><text:p text:style-name="P14"><text:span text:style-name="T5">Byte 4</text:span></text:p></draw:rect><draw:rect draw:style-name="gr2" draw:text-style-name="P14" svg:width="0.339cm" svg:height="0.87cm" svg:x="10.172cm" svg:y="0.189cm"><text:p text:style-name="P14">0</text:p></draw:rect><draw:rect draw:style-name="gr2" draw:text-style-name="P14" svg:width="0.339cm" svg:height="0.87cm" svg:x="10.511cm" svg:y="0.189cm"><text:p text:style-name="P14">1</text:p></draw:rect><draw:rect draw:style-name="gr2" draw:text-style-name="P14" svg:width="0.339cm" svg:height="0.87cm" svg:x="10.85cm" svg:y="0.189cm"><text:p text:style-name="P14">1</text:p></draw:rect><draw:rect draw:style-name="gr2" draw:text-style-name="P14" svg:width="0.339cm" svg:height="0.87cm" svg:x="2.219cm" svg:y="0.189cm"><text:p text:style-name="P14">0</text:p></draw:rect><draw:rect draw:style-name="gr2" draw:text-style-name="P14" svg:width="0.339cm" svg:height="0.87cm" svg:x="2.558cm" svg:y="0.189cm"><text:p text:style-name="P14">1</text:p></draw:rect><draw:rect draw:style-name="gr2" draw:text-style-name="P14" svg:width="0.339cm" svg:height="0.87cm" svg:x="2.896cm" svg:y="0.189cm"><text:p text:style-name="P14">1</text:p></draw:rect></draw:g></text:p>
      <text:p text:style-name="P4"/>
      <text:p text:style-name="P4"/>
      <text:p text:style-name="P4"/>
      <text:p text:style-name="P8"/>
      <text:h text:style-name="Heading_20_2" text:outline-level="2">Transmission time</text:h>
      <text:p text:style-name="P5">A 6 byte block of data needs to be transmitted for each cell.</text:p>
      <text:p text:style-name="P5"/>
      <table:table table:name="Table1" table:style-name="Table1">
        <table:table-column table:style-name="Table1.A" table:number-columns-repeated="3"/>
        <table:table-row>
          <table:table-cell table:style-name="Table1.A1" office:value-type="string">
            <text:p text:style-name="P6">baudrate</text:p>
          </table:table-cell>
          <table:table-cell table:style-name="Table1.A1" office:value-type="string">
            <text:p text:style-name="P6">1 cell</text:p>
          </table:table-cell>
          <table:table-cell table:style-name="Table1.C1" office:value-type="string">
            <text:p text:style-name="P6">16 cells (48v pack)</text:p>
          </table:table-cell>
        </table:table-row>
        <table:table-row>
          <table:table-cell table:style-name="Table1.B4" office:value-type="string">
            <text:p text:style-name="P6">4800</text:p>
          </table:table-cell>
          <table:table-cell table:style-name="Table1.B4" office:value-type="string">
            <text:p text:style-name="P7">12.5ms</text:p>
          </table:table-cell>
          <table:table-cell table:style-name="Table1.C4" office:value-type="string">
            <text:p text:style-name="P7">200ms</text:p>
          </table:table-cell>
        </table:table-row>
        <table:table-row>
          <table:table-cell table:style-name="Table1.B4" office:value-type="string">
            <text:p text:style-name="P6">9600</text:p>
          </table:table-cell>
          <table:table-cell table:style-name="Table1.B4" office:value-type="string">
            <text:p text:style-name="P7">6.25ms</text:p>
          </table:table-cell>
          <table:table-cell table:style-name="Table1.C4" office:value-type="string">
            <text:p text:style-name="P7">100ms</text:p>
          </table:table-cell>
        </table:table-row>
        <table:table-row>
          <table:table-cell table:style-name="Table1.B4" office:value-type="string">
            <text:p text:style-name="P6">19200</text:p>
          </table:table-cell>
          <table:table-cell table:style-name="Table1.B4" office:value-type="string">
            <text:p text:style-name="P7">3.125ms</text:p>
          </table:table-cell>
          <table:table-cell table:style-name="Table1.C4" office:value-type="string">
            <text:p text:style-name="P7">50m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abriola" svg:font-family="Gabriola" style:font-family-generic="decorative" style:font-pitch="variable"/>
    <style:font-face style:name="Liberation Serif1" svg:font-family="'Liberation Serif'" style:font-family-generic="decorativ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2:38:07.151000000</meta:creation-date>
    <dc:date>2017-03-10T10:07:06.078000000</dc:date>
    <meta:editing-duration>PT4H41M56S</meta:editing-duration>
    <meta:editing-cycles>11</meta:editing-cycles>
    <meta:generator>LibreOffice/5.1.6.2$Windows_x86 LibreOffice_project/07ac168c60a517dba0f0d7bc7540f5afa45f0909</meta:generator>
    <meta:print-date>2015-08-16T18:27:33.511000000</meta:print-date>
    <meta:document-statistic meta:table-count="1" meta:image-count="0" meta:object-count="0" meta:page-count="2" meta:paragraph-count="28" meta:word-count="424" meta:character-count="2397" meta:non-whitespace-character-count="1994"/>
  </office:meta>
</office:document-meta>
</file>